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Text_20_body" style:list-style-name="L1"/>
    <style:style style:name="P3" style:family="paragraph" style:parent-style-name="Text_20_body" style:list-style-name="L1">
      <style:text-properties fo:language="cs" fo:country="CZ"/>
    </style:style>
    <style:style style:name="P4" style:family="paragraph" style:parent-style-name="Text_20_body" style:list-style-name="L1">
      <style:text-properties fo:language="en" fo:country="US"/>
    </style:style>
    <style:style style:name="P5" style:family="paragraph" style:parent-style-name="Heading_20_1">
      <style:text-properties fo:language="cs" fo:country="CZ"/>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en" fo:country="US"/>
    </style:style>
    <style:style style:name="T3" style:family="text">
      <style:text-properties style:use-window-font-color="true" style:text-outline="false" style:text-line-through-style="none" style:text-position="0% 100%" style:font-name="Tahoma"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snova práce</text:h>
      <text:list xml:id="list8604556674290630264" text:style-name="L1">
        <text:list-item>
          <text:p text:style-name="P3">Abstrakt (stručně a dobře napsané shrnutí, co práce řeší a s jakými výsledky):</text:p>
        </text:list-item>
        <text:list-item>
          <text:p text:style-name="P3">Úvod (význam dat o trestné činnosti, poskytovatelé, problémy):</text:p>
          <text:list>
            <text:list-item>
              <text:p text:style-name="P3">kontext:</text:p>
              <text:list>
                <text:list-item>
                  <text:p text:style-name="P3">trestná činnost jako společenský ukazatel, sledování trestné činnosti může být nástrojem sociální a ekonomické politiky</text:p>
                </text:list-item>
                <text:list-item>
                  <text:p text:style-name="P3">kriminální data: sběr, analýza, publikace (autority: PČR, ČSÚ, obce) a interpretace (pravidelné zprávy MV o bezpečnostní situaci v ČR)</text:p>
                </text:list-item>
                <text:list-item>
                  <text:p text:style-name="P3">nastolení problému (=&gt; motivace): omezená strojová zpracovatelnost (? publikované excely mají pevnou strukturu) a možnost interaktivního dotazování se</text:p>
                </text:list-item>
                <text:list-item>
                  <text:p text:style-name="P3">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3">vymezení cílů práce jako možného řešení problémů: veřejný RDF dataset (stručná vize, co bude poskytovat) (<text:span text:style-name="T2">+ </text:span>demo - aplikace)</text:p>
            </text:list-item>
            <text:list-item>
              <text:p text:style-name="P3">kdo z toho (dataset, aplikace) bude mít prospěch: podrobné informace o práci PČR pomáhají veřejné kontrole a nastolení odpovědnosti za situaci (např. při zveřejnění, kdo má jaký okrsek na starosti)</text:p>
            </text:list-item>
            <text:list-item>
              <text:p text:style-name="P3">přehled struktury práce</text:p>
            </text:list-item>
          </text:list>
        </text:list-item>
        <text:list-item>
          <text:p text:style-name="P3">Technologie a software:</text:p>
          <text:list>
            <text:list-item>
              <text:p text:style-name="P3">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3">sémantický web: linked data (principy, web dat, LOD, linky mezi datasety), RDF (triple, vizuální představa RDF grafů, serializace RDF, RDF store), ontologie, RDFS pro modelování, SPARQL pro dotazování; <text:span text:style-name="T2">p</text:span>říklady – např. na FOAF</text:p>
            </text:list-item>
            <text:list-item>
              <text:p text:style-name="P3"><text:span text:style-name="T2">geospatial: co</text:span> to jsou geoprostorová data, standardy pro popis geoprostorových dat: GML, KML,..., shapefile (co umí); podpora geoprostorových dat v systémech uložení dat: relační DB (PostGIS a další), RDF Store (geosparql)</text:p>
            </text:list-item>
            <text:list-item>
              <text:p text:style-name="P3">obecné technologie, jazyky, pojmy (XSLT, Java, webové služby (WSDL, SOAP, JAX-WS), JSON, SQL) odbýt v úvodu jako nehodné popisu, maximálně uvést odkazy</text:p>
            </text:list-item>
            <text:list-item>
              <text:p text:style-name="P3">vývoj na Androidu: věnovat malou sekci? (nebo až v popisu aplikace?) (Eclipse <text:span text:style-name="T2">+ ADT, struktura projektu, </text:span>API a knihovny Androidu: <text:span text:style-name="T2">aktivity, </text:span>API level); <text:span text:style-name="T2">resources, APK, application market a dal</text:span>ší</text:p>
            </text:list-item>
            <text:list-item>
              <text:p text:style-name="P3">odkazy na technologie (např. na primer dokumenty) formou odkazů na použitou literaturu</text:p>
            </text:list-item>
          </text:list>
        </text:list-item>
        <text:list-item>
          <text:p text:style-name="P3">Existující práce (datasety):</text:p>
          <text:list>
            <text:list-item>
              <text:p text:style-name="P3">cíl kapitoly: získat představu, co od datasetu o trestné činnosti čekat (podrobnost a rozsah dat), co se tam dá všechno najít, jak jsou tato data dále používána (užitečnost: <text:soft-page-break/>zdroje dat pro webové aplikace vizualizující trestnou činnost). Na základě této představy se pak formuje vize o Datasetu.</text:p>
            </text:list-item>
            <text:list-item>
              <text:p text:style-name="P3">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3"><text:a xlink:type="simple" xlink:href="http://www.bbc.com/news/uk-12330078" text:style-name="Internet_20_link" text:visited-style-name="Visited_20_Internet_20_Link">http://www.bbc.com/news/uk-12330078</text:a></text:p>
                </text:list-item>
              </text:list>
            </text:list-item>
            <text:list-item>
              <text:p text:style-name="P3">zhodnocení datasetů (přínosy, nedostatky)</text:p>
              <text:list>
                <text:list-item>
                  <text:p text:style-name="P3">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3">zajímavé údaje datasetů: počty policistů v oblasti, příslušnost policistů k útvarům</text:p>
            </text:list-item>
          </text:list>
        </text:list-item>
        <text:list-item>
          <text:p text:style-name="P3">Požadavky (vize, seznam požadavků):</text:p>
          <text:list>
            <text:list-item>
              <text:p text:style-name="P3">vize: neformální povídání o tom, čeho přesně chci dosáhnout (cíle práce) a jaké by to mělo mít vlastnosti (s odkazy na konkrétní požadavky v seznamu požadavků?); <text:span text:style-name="T2">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4">diskuse p<text:span text:style-name="T1">řínosů a rizik</text:span></text:p>
                </text:list-item>
              </text:list>
            </text:list-item>
            <text:list-item>
              <text:p text:style-name="P3">specifikace požadavků: detailní a strukturované (číslované kvůli odkazování) shrnutí vize</text:p>
            </text:list-item>
          </text:list>
        </text:list-item>
        <text:list-item>
          <text:p text:style-name="P3">Zdroje kriminálních dat (tady začíná vlastní práce na dosažení cílů práce):</text:p>
          <text:list>
            <text:list-item>
              <text:p text:style-name="P3">přehled existujících zdrojů dat:</text:p>
              <text:list>
                <text:list-item>
                  <text:p text:style-name="P3">zdroje dat a jejich vztahy:</text:p>
                  <text:list>
                    <text:list-item>
                      <text:p text:style-name="P3">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3">závěr: žádná srovnávací tabulka; ideálně zpracovat všechny; vybrán bude ale pouze ESSK (pracnost zpracovat ostatní data, ESSK sám o sobě je dost pracný)</text:p>
                </text:list-item>
              </text:list>
            </text:list-item>
            <text:list-item>
              <text:p text:style-name="P3">popis ESSK:</text:p>
              <text:list>
                <text:list-item>
                  <text:p text:style-name="P3">obecně o ESSK: co to je, k čemu slouží, co obsahuje, kdo jej spravuje, možnosti přístupu veřejnosti k datům (na požádání exporty z DB a sestavy nad ESSK)</text:p>
                </text:list-item>
                <text:list-item>
                  <text:p text:style-name="P2"><text:span text:style-name="T1">co jsme získali: kdo mi to předal a jak mohu s daty nakládat; obsah (stručný popis: data za roky 2008 až 2012, osobní (a některé další) údaje odstraněny z důvodu ochrany obětí trestné činnosti a práce PČR; údaje o trestných činech, kde bylo trestní </text:span><text:soft-page-break/><text:span text:style-name="T1">řízení zahájeno v daném roce a informace o souvisejících pachatelích); </text:span><text:span text:style-name="T2">form</text:span><text:span text:style-name="T1">át (MDB) a struktura (popsat sloupce tabulek i s příklady </text:span><text:span text:style-name="T2">vyplnění)</text:span></text:p>
                </text:list-item>
                <text:list-item>
                  <text:p text:style-name="P3">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3">problémy:</text:p>
                  <text:list>
                    <text:list-item>
                      <text:p text:style-name="P3">změny dat v čase: hranice útvarů, číselníky, záznamy pro jeden tr. čin ve více rocích =&gt; verzování</text:p>
                    </text:list-item>
                    <text:list-item>
                      <text:p text:style-name="P2"><text:span text:style-name="T1">chybovost dat: vyplnění kódů okresů, kde pachatel bydlel, když byl ukončen; pořadová čísla v identifikátoru formuláře (občas nesmyslné hodnoty); odkazy na neexistující útvary</text:span><text:span text:style-name="T2">;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 POKRAČOVAT ZDE</text:span></text:p>
                    </text:list-item>
                  </text:list>
                </text:list-item>
              </text:list>
            </text:list-item>
          </text:list>
        </text:list-item>
        <text:list-item>
          <text:p text:style-name="P3">Geolokalizace dat:</text:p>
          <text:list>
            <text:list-item>
              <text:p text:style-name="P4">motivace: geolokalizace trestných činů (<text:span text:style-name="T1">připomeň, jak je řešeno</text:span> v ostatních datasetech, např. Street level crimes<text:span text:style-name="T1">)</text:span></text:p>
            </text:list-item>
            <text:list-item>
              <text:p text:style-name="P3">možnosti geolokalizace dat z ESSK:</text:p>
              <text:list>
                <text:list-item>
                  <text:p text:style-name="P3">shapefile: hranice útvarů; <text:span text:style-name="T2">popis </text:span>obsahu a struktury, <text:span text:style-name="T2">mo</text:span>žnost napojení na data ESSK (přes kódy útvarů: útvar spáchání, zpracování), možnosti převodu do RDF (geoprostorová data ve Virtuoso?), možnost nalinkování na RÚIAN (na obce, protože jsou známější jednotky než policejní útvary)</text:p>
                </text:list-item>
              </text:list>
            </text:list-item>
          </text:list>
        </text:list-item>
        <text:list-item>
          <text:p text:style-name="P3">Propojení datasetu na externí data:</text:p>
          <text:list>
            <text:list-item>
              <text:p text:style-name="P3">vytipování vhodných míst: obce, právní kvalifikace (dataset zákonů)</text:p>
            </text:list-item>
            <text:list-item>
              <text:p text:style-name="P3">místo narození pachatele: možnost párovat na dataset RÚIAN podle názvu, ale data jsou chybová =&gt; neimplementovat (pracné)</text:p>
            </text:list-item>
            <text:list-item>
              <text:p text:style-name="P3">stát spáchání, státní příslušnost pachatele: mapování přes anglický název státu na Dbpedia</text:p>
            </text:list-item>
          </text:list>
        </text:list-item>
        <text:list-item>
          <text:p text:style-name="P3">Datový model:<office:annotation><dc:creator>Tomáš Beňák</dc:creator><dc:date>2015-12-06T21:42:55.20</dc:date><text:p text:style-name="P6"><text:span text:style-name="T3">Postupně uvádět (UML) diagramy s různými částmi RDF modelu. Diagramy komentovat, popisovat užité prvky ontologie a uvádět příklady použití. Tabulky s popisy tříd, atributů, číselníků atd. neuvádět ani do příloh.</text:span></text:p></office:annotation></text:p>
          <text:list>
            <text:list-item>
              <text:p text:style-name="P3">popsat datový model a ontologii: identifikace reprezentovatelných entit a vztahy mezi nimi (diagramy, tabulky s popisy atributů a příklady vyplnění)</text:p>
            </text:list-item>
            <text:list-item>
              <text:p text:style-name="P3">uvádět příklady použití (např. trestný čin, úkon v trestním řízení, mladistvý pachatel)</text:p>
            </text:list-item>
            <text:list-item>
              <text:p text:style-name="P3">ontologie je popisována současně s datovým modelem a jsou uváděny příklady použití ontologie v modelu</text:p>
            </text:list-item>
            <text:list-item>
              <text:p text:style-name="P3">implementace:</text:p>
              <text:list>
                <text:list-item>
                  <text:p text:style-name="P3">ontologie:</text:p>
                  <text:list>
                    <text:list-item>
                      <text:p text:style-name="P3"><text:soft-page-break/>možnosti modelování RDF: RDFS vs OWL (vhodnost použití RDFS místo OWL viz článek od Chrise Bizera Úvod do Linked Data)</text:p>
                    </text:list-item>
                    <text:list-item>
                      <text:p text:style-name="P3"><text:span text:style-name="T2">pou</text:span>žité ontologie: (popsané podrobněji v kapitole o technologiích; jak (ne)byly konkrétně použity a proč; konkrétní příklady použití)</text:p>
                      <text:list>
                        <text:list-item>
                          <text:p text:style-name="P3">modelování číselníků a klasifikací: SKOS</text:p>
                        </text:list-item>
                        <text:list-item>
                          <text:p text:style-name="P3">modelování statistických dat: RDF Data Cube, SDMX, SCOVO (obhájit nepoužití)</text:p>
                        </text:list-item>
                      </text:list>
                    </text:list-item>
                    <text:list-item>
                      <text:p text:style-name="P3">extrakce dat číselníků: z HTML ručně do CSV, odsud Java utilitou (proč ne awk?) do RDF</text:p>
                    </text:list-item>
                  </text:list>
                </text:list-item>
                <text:list-item>
                  <text:p text:style-name="P3">datový model:</text:p>
                  <text:list>
                    <text:list-item>
                      <text:p text:style-name="P3">popsat, jak byla použita navržená ontologie i další ontologie pro návrh datového modelu</text:p>
                    </text:list-item>
                    <text:list-item>
                      <text:p text:style-name="P3">použité ontologie: RDFS, SKOS, VOID, DC Terms, <text:s/>XSD, FRBR</text:p>
                    </text:list-item>
                    <text:list-item>
                      <text:p text:style-name="P3">model je v UML, RDFS se generuje</text:p>
                      <text:list>
                        <text:list-item>
                          <text:p text:style-name="P3">přínosy:</text:p>
                          <text:list>
                            <text:list-item>
                              <text:p text:style-name="P3">udržování dokumentace (v UML) v souladu s RDF modelem</text:p>
                            </text:list-item>
                            <text:list-item>
                              <text:p text:style-name="P3">možnost generování mapping file pro extrakci z DB pomocí tagged values na třídách a aributech UML modelu</text:p>
                            </text:list-item>
                          </text:list>
                        </text:list-item>
                        <text:list-item>
                          <text:p text:style-name="P3">nedostatky: některé konstrukty RDF v UML nejsou: (subproperties, nutno manuálně)</text:p>
                        </text:list-item>
                        <text:list-item>
                          <text:p text:style-name="P3">nástroje: EA pro modelování, <text:span text:style-name="T2">uml2rdf </text:span>pro převod do RDF</text:p>
                        </text:list-item>
                      </text:list>
                    </text:list-item>
                    <text:list-item>
                      <text:p text:style-name="P3">popsat verzovací schéma?</text:p>
                    </text:list-item>
                  </text:list>
                </text:list-item>
              </text:list>
            </text:list-item>
          </text:list>
        </text:list-item>
        <text:list-item>
          <text:p text:style-name="P3">Extrakce a aktualizace dat:</text:p>
          <text:list>
            <text:list-item>
              <text:p text:style-name="P3">co vše se extrahuje a aktualizuje: kriminální data, geoprostorová data útvarů, geoprostorová data obcí, RDF linky (obce, zákony, státy)</text:p>
            </text:list-item>
            <text:list-item>
              <text:p text:style-name="P3">proces extrakce:</text:p>
              <text:list>
                <text:list-item>
                  <text:p text:style-name="P3">popsat pomocí diagramů nebo pseudo<text:span text:style-name="T2">-</text:span>kódu s dodatečným komentářem</text:p>
                </text:list-item>
                <text:list-item>
                  <text:p text:style-name="P4"><text:span text:style-name="T1">popis vstupních dat: </text:span>MDB, GML, shapefile</text:p>
                </text:list-item>
                <text:list-item>
                  <text:p text:style-name="P4"><text:span text:style-name="T1">popis výstupních dat: </text:span>ideálně pouze RDF bez pomocné PostgreSQL DB</text:p>
                </text:list-item>
                <text:list-item>
                  <text:p text:style-name="P3">konkrétně:</text:p>
                  <text:list>
                    <text:list-item>
                      <text:p text:style-name="P3">RÚIAN: zjednodušit, neprovádět shlukování (lze transformovat každý OB_<text:span text:style-name="T2">UKSH soubor</text:span>) a třídění podle typu územní jednotky (RUIANExtractor)</text:p>
                      <text:list>
                        <text:list-item>
                          <text:list>
                            <text:list-item>
                              <text:p text:style-name="P3">stažení požadovaných VFR souborů, extrakce do XML, transformace pomocí XSLT do RDF (nasazení se řeší v kapitole o uložení dat), aktualizace verzovacích informací</text:p>
                            </text:list-item>
                          </text:list>
                        </text:list-item>
                      </text:list>
                    </text:list-item>
                    <text:list-item>
                      <text:p text:style-name="P3">útvary:</text:p>
                      <text:list>
                        <text:list-item>
                          <text:p text:style-name="P3">SHP =<text:span text:style-name="T2">&gt; </text:span>(nejlépe command-line utilit<text:span text:style-name="T2">ou</text:span>) <text:span text:style-name="T2">=&gt;</text:span> GML =&gt; (XSLT) =&gt; RDF =&gt; aktualizace verzovacích informací</text:p>
                        </text:list-item>
                        <text:list-item>
                          <text:p text:style-name="P3">mapování mezi atributy útvarů v SHP a RDF atributy (lze i do příloh)</text:p>
                        </text:list-item>
                      </text:list>
                    </text:list-item>
                    <text:list-item>
                      <text:p text:style-name="P3"><text:soft-page-break/>ESSK:</text:p>
                      <text:list>
                        <text:list-item>
                          <text:p text:style-name="P3">mapování z MDB na RDF atributy: D2RQ mapping file</text:p>
                        </text:list-item>
                        <text:list-item>
                          <text:p text:style-name="P3">konverze do MySQL a založení instance MySQL (nastavit možnost přístupu k databázi pro uživatele, který provádí import)</text:p>
                        </text:list-item>
                        <text:list-item>
                          <text:p text:style-name="P3">proces extrakce:</text:p>
                          <text:list>
                            <text:list-item>
                              <text:p text:style-name="P3">normalizace databáze (schéma: doplnění sloupců, vyplnění defaultními hodnotami)</text:p>
                            </text:list-item>
                            <text:list-item>
                              <text:p text:style-name="P3">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
                </text:list-item>
              </text:list>
            </text:list-item>
            <text:list-item>
              <text:p text:style-name="P3">extrakce RDF linků (útvary a obce: pomocí geosparql; zákony: pomocí D2RQ; státy: pomocí SQL nebo SPARQL a manuálně)</text:p>
            </text:list-item>
            <text:list-item>
              <text:p text:style-name="P3">implementace extrakce RDF: lze poloautomaticky, např. pomocí tagged values v UML modelu:</text:p>
              <text:list>
                <text:list-item>
                  <text:list>
                    <text:list-item>
                      <text:p text:style-name="P3">třída: definice class-map</text:p>
                    </text:list-item>
                    <text:list-item>
                      <text:p text:style-name="P3">property: definice property bridge</text:p>
                    </text:list-item>
                    <text:list-item>
                      <text:p text:style-name="P3">z příslušného XMI by pomocí XSLT šlo extrahovat výsledný mapping file (TODO nastudovat strukturu XMI)</text:p>
                    </text:list-item>
                  </text:list>
                </text:list-item>
              </text:list>
            </text:list-item>
          </text:list>
        </text:list-item>
        <text:list-item>
          <text:p text:style-name="P3">Verzování dat:</text:p>
          <text:list>
            <text:list-item>
              <text:p text:style-name="P3">motivace: plyne z požadavku na aktualizační mechanismus, měnících se dat (viz podkapitola o zdrojích dat) a snahy zachovat historii změn (některých: kterých a proč?) dat a nepoužívat vždy pouze nejnovější verzi (k čemu je to dobré: zachycení historie vývoje případu, kdy se některé údaje přepisují, např. u amnestií)</text:p>
            </text:list-item>
            <text:list-item>
              <text:p text:style-name="P3">co verzovat: to, co se aktualizuje (kriminální data, geoprostorová a další data útvarů, geoprostorová data obcí; číselníky?)</text:p>
            </text:list-item>
            <text:list-item>
              <text:p text:style-name="P3">návrh verzovacího schematu:</text:p>
              <text:list>
                <text:list-item>
                  <text:p text:style-name="P3">diagram: invarianty - <text:s/>U.next_version = V.id právě tehdy, když V.previous_version = U.id ,právě tehdy, když U.valid_to = V.valid_from, U.next_version is null právě tehdy, když U.valid_to = MAX_DATE</text:p>
                </text:list-item>
                <text:list-item>
                  <text:p text:style-name="P3">identifikace entity v čase pomocí identifikátoru: diskuse možné implementace (co zvolit jako identifikátor)</text:p>
                </text:list-item>
                <text:list-item>
                  <text:p text:style-name="P3">časová platnost intervalem (diskuse hranic intervalu a jejich interpretace)</text:p>
                </text:list-item>
                <text:list-item>
                  <text:p text:style-name="P3">provázání verzí: důvody (snadný přepočet intervalu platnosti při aktualizaci)</text:p>
                </text:list-item>
                <text:list-item>
                  <text:p text:style-name="P3">konkrétně pro různé druhy dat: kriminální data, geoprostorová data útvarů, geoprostorová data obcí</text:p>
                </text:list-item>
              </text:list>
            </text:list-item>
            <text:list-item>
              <text:p text:style-name="P3">implementace verzovacího schematu:</text:p>
              <text:list>
                <text:list-item>
                  <text:p text:style-name="P3">možné přístupy: viz paper o provázání verzí a určení časové platnosti verze pomocí DC Terms atributů (diskuse: provázání verzí pomocí dct:hasVersion možná není úplně vhodné)</text:p>
                </text:list-item>
                <text:list-item>
                  <text:p text:style-name="P3">interval pomocí subproperties dct:validFrom a dct:validTo, identifikátor dle typu dat, <text:soft-page-break/>provázání verzí pomocí vlastních properties, specifické využití dct:hasVersion a dct:isVersionOf</text:p>
                </text:list-item>
              </text:list>
            </text:list-item>
            <text:list-item>
              <text:p text:style-name="P3">ukázka práce s verzovanými daty</text:p>
            </text:list-item>
          </text:list>
        </text:list-item>
        <text:list-item>
          <text:p text:style-name="P3">Uložení a publikace datasetu:</text:p>
          <text:list>
            <text:list-item>
              <text:p text:style-name="P3">nasazení dat (ontologie, útvary, trestné činy, obce; <text:span text:style-name="T2">ver</text:span>zovací údaje) do RDF Store </text:p>
            </text:list-item>
            <text:list-item>
              <text:p text:style-name="P3">aktualizace verzovacího schematu, propojení verzí (zřetězení verzí, časově konzistentní vzájemné provázání verzí různých entit)</text:p>
            </text:list-item>
            <text:list-item>
              <text:p text:style-name="P3">RDF datasety (diagram znázorňující členění dat do datasetů a vztahy mezi datasety)</text:p>
              <text:list>
                <text:list-item>
                  <text:p text:style-name="P3">konkrétní návrhy organizace:</text:p>
                  <text:list>
                    <text:list-item>
                      <text:p text:style-name="P3">jednotlivé aktualizační dávky ve zvláštních datasetech; tyto jsou dct:version hlavního datasetu; jednotlivé verze můžou být spojeny pomocí dct:versionOf a dct:replacedBy; <text:span text:style-name="T2">v defaultn</text:span>ím grafu na SPARQL endpointu union aktuálních verzí</text:p>
                    </text:list-item>
                    <text:list-item>
                      <text:p text:style-name="P3">kriminální a geoprostorová data v hlavním datasetu, linkování na externí datasety v druhém datasetu (linksetu?)</text:p>
                    </text:list-item>
                    <text:list-item>
                      <text:p text:style-name="P3">VOID file (= formální popis datasetů): role v procesu publikace dat, popis datasetů a jejich endpointů; VOID file umístěn v jednom z několika dobře známých a doporučených umístění, aby bylo možné jej objevit; příklad využití v demo-aplikaci</text:p>
                    </text:list-item>
                  </text:list>
                </text:list-item>
              </text:list>
            </text:list-item>
            <text:list-item>
              <text:p text:style-name="P3">named graphs: rozdělení datasetů do named graphs (pro účely SPARQL dotazování)</text:p>
            </text:list-item>
            <text:list-item>
              <text:p text:style-name="P3">deployment dat do RDF Store</text:p>
              <text:list>
                <text:list-item>
                  <text:p text:style-name="P3">implementace: přenos souborů do DirsAllowed adresáře Virtuosa a isql load (lze paralelizovat); DB Conductor jako alternativa</text:p>
                </text:list-item>
                <text:list-item>
                  <text:p text:style-name="P3">aktualizace verzovacího schematu (SPARQL UPDATE skript nad SPARQL endpointem, možné využít nástroje od Klímka, který umožní výsledky SPARQL uložit v požadovaném named grafu)</text:p>
                </text:list-item>
              </text:list>
            </text:list-item>
            <text:list-item>
              <text:p text:style-name="P3">publikace a konzumace dat:</text:p>
              <text:list>
                <text:list-item>
                  <text:p text:style-name="P3">SPARQL endpointy (jeden k dotazování se, druhý k aktualizaci dat, např. verzovacího schematu)</text:p>
                </text:list-item>
                <text:list-item>
                  <text:p text:style-name="P3">příklady SPARQL dotazů a jejich výsledků i s interpretací (použití defaultního a pojmenovaných grafů)</text:p>
                </text:list-item>
                <text:list-item>
                  <text:p text:style-name="P3">alternativní způsob publikace: RDF data-dumps (ttl, n3): možnost stáhnout pomocí informací ve VOID file (ukázka příslušné sekce VOID file)</text:p>
                </text:list-item>
              </text:list>
            </text:list-item>
          </text:list>
        </text:list-item>
        <text:list-item>
          <text:p text:style-name="P3">Propojení Datasetu s LOD:</text:p>
          <text:list>
            <text:list-item>
              <text:p text:style-name="P3">hledání linků (analyticky se znalostí významu dat (uvést příklady), (polo)automaticky (např. SILK))</text:p>
            </text:list-item>
            <text:list-item>
              <text:p text:style-name="P3">přehled nalezených typů linků mezi Datasetem a LOD (high-level diagram s neformálním popisem linků):</text:p>
              <text:list>
                <text:list-item>
                  <text:p text:style-name="P3">komentář neformálně popisuje charakter linků (odkazovaný dataset a objekt), odkazující entity i cílové datasety</text:p>
                </text:list-item>
              </text:list>
            </text:list-item>
            <text:list-item>
              <text:p text:style-name="P3">podrobný přehled linků:</text:p>
              <text:list>
                <text:list-item>
                  <text:p text:style-name="P3"><text:soft-page-break/>kategorizace podle typu odkazující entity (nebo podle cílového datasetu?)</text:p>
                </text:list-item>
                <text:list-item>
                  <text:p text:style-name="P3">pro každý typ linku uvést příslušný predikát a příklad</text:p>
                </text:list-item>
              </text:list>
            </text:list-item>
            <text:list-item>
              <text:p text:style-name="P3">implementace:</text:p>
              <text:list>
                <text:list-item>
                  <text:p text:style-name="P3">metoda odkazování: přímo vs lokální proxy (smushing lokálních a externích entit)</text:p>
                </text:list-item>
                <text:list-item>
                  <text:p text:style-name="P3">extrakce </text:p>
                  <text:list>
                    <text:list-item>
                      <text:p text:style-name="P3">útvary, obce: se znalostí hranice útvaru lze propojit na datasety územních jednotek ČR (opendata.cz: ruian, NUTS): zmínit problémy RUIAN datasetu (nemá hranice) a možné řešení (stáhnout si potřebná data z RÚIAN a pomocí nich na ruian dataset napojit)</text:p>
                      <text:list>
                        <text:list-item>
                          <text:p text:style-name="P3">popis struktury VFR (relevantní části)</text:p>
                        </text:list-item>
                        <text:list-item>
                          <text:p text:style-name="P3">jak stažená RÚIAN data využiju: lokální RDF dataset s obcemi, které mají přiřazenou hranici a používají stejný identifikátor jako obce v RUIAN datasetu (použít owl:sameAs?). Je možné je tedy pomocí SPARQL propojit.</text:p>
                        </text:list-item>
                      </text:list>
                    </text:list-item>
                    <text:list-item>
                      <text:p text:style-name="P3">zákony (kvalifikace tr. činu, kvalifikace formy hosp. trestné činnosti, kvalifikace TSK, ustanovení zákona u úkonů v trestním řízení, ustanovení zákona u klasifikace pachatele-cizince): dataset zákonů na opendata.cz</text:p>
                    </text:list-item>
                    <text:list-item>
                      <text:p text:style-name="P3">další: zaměstnání, pozice v zaměstnání, úroveň vzdělání, místo narození pachatele, místo pobytu pachatele (zdůvodním, proč nebude implementováno)</text:p>
                    </text:list-item>
                  </text:list>
                </text:list-item>
              </text:list>
            </text:list-item>
            <text:list-item>
              <text:p text:style-name="P3">využití: příklady SPARQL dotazů (nejdřív jednoduché dotazy, pak dotazy využívané v aplikaci)</text:p>
            </text:list-item>
          </text:list>
        </text:list-item>
        <text:list-item>
          <text:p text:style-name="P3">Aplikace:</text:p>
          <text:list>
            <text:list-item>
              <text:p text:style-name="P3">popsat klasické etapy vývoje SW: požadavky, analýza, návrh, implementace, nasazení, test (viz kniha o UML)</text:p>
            </text:list-item>
            <text:list-item>
              <text:p text:style-name="P3">požadavky: </text:p>
              <text:list>
                <text:list-item>
                  <text:p text:style-name="P3">vize</text:p>
                </text:list-item>
                <text:list-item>
                  <text:p text:style-name="P3">analýza požadavků (funkční, nefunkční):</text:p>
                  <text:list>
                    <text:list-item>
                      <text:p text:style-name="P3">předpoklady o prostředí? (např. dostupnost připojení na Internet, dostupnost GPS, použití na území ČR atd.) chtělo by to před specifikaci vyplývajících požadavků (do analýzy požadavků nebo před ni?)</text:p>
                    </text:list-item>
                    <text:list-item>
                      <text:p text:style-name="P3">funkční: ze zadání; <text:span text:style-name="T2">specifikovat funkcionalitu mobiln</text:span>ího klienta? (zobrazují se statistiky podle polohy; <text:span text:style-name="T2">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3">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3">analýza:</text:p>
              <text:list>
                <text:list-item>
                  <text:p text:style-name="P3">use-case diagramy (=&gt; pokrytí funkčních požadavků)</text:p>
                  <text:list>
                    <text:list-item>
                      <text:p text:style-name="P3">identifikace (vzniká analýzou požadavků a možných uživatelů aplikace):</text:p>
                      <text:list>
                        <text:list-item>
                          <text:p text:style-name="P3"><text:soft-page-break/>cíl: pokrývají fuknční požadavky</text:p>
                        </text:list-item>
                        <text:list-item>
                          <text:p text:style-name="P3">např.: zobrazit index pro daný útvar, časový interval (a trestný čin)<text:span text:style-name="T2">; </text:span>zobrazit informaci o územní příslušnosti trestných činů; zobrazit informaci o vývoji trestné činnosti v čase</text:p>
                        </text:list-item>
                        <text:list-item>
                          <text:p text:style-name="P3">aktéři: koncový uživatel (člověk), systém (mobilní aplikace <text:span text:style-name="T2">+ slu</text:span>žba)</text:p>
                        </text:list-item>
                      </text:list>
                    </text:list-item>
                    <text:list-item>
                      <text:p text:style-name="P3">analýza (rozmyšlení, co je nutno k tomu, aby se daly implementovat):</text:p>
                      <text:list>
                        <text:list-item>
                          <text:p text:style-name="P3">poskytovaná data: statistiky (objasněnost, index, trend, vývoj trestné činnosti v čase): jak je získat z dostupných dat</text:p>
                        </text:list-item>
                      </text:list>
                    </text:list-item>
                    <text:list-item>
                      <text:p text:style-name="P3">co use-cases pro službu? vyplynou už zde, nebo až později (např. ve fázi návrhu aplikace...): služba je implementační detail a jako aktér v use-case diagramech (nejspíš) nevystupuje (určitě?)</text:p>
                    </text:list-item>
                  </text:list>
                </text:list-item>
                <text:list-item>
                  <text:p text:style-name="P3">doménový model (vzniká analýzou use-case diagramů): hlavní třídy domény (je to aplikovatelné na moji aplikaci?)</text:p>
                </text:list-item>
                <text:list-item>
                  <text:p text:style-name="P3">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3">definice ukazatelů kriminality (index, objasněnost, trend)</text:p>
                </text:list-item>
                <text:list-item>
                  <text:p text:style-name="P3">diskuse: konfigurace</text:p>
                </text:list-item>
              </text:list>
            </text:list-item>
            <text:list-item>
              <text:p text:style-name="P3">návrh:</text:p>
              <text:list>
                <text:list-item>
                  <text:p text:style-name="P3">platforma, architektura řešení (diagram v Ilustraci 5), komponenty systému (aplikace, knihovna, služba)</text:p>
                </text:list-item>
                <text:list-item>
                  <text:p text:style-name="P3">statický popis systému: class diagram, doménový model (diagram hlavních tříd): popsat účel a využití hlavních (ne pomocných) tříd; <text:span text:style-name="T2">nepopisovat </text:span>implementaci jednotlivých tříd (příliš velký implementační detail, k tomu je zdroják a javadoc)</text:p>
                </text:list-item>
                <text:list-item>
                  <text:p text:style-name="P3">dynamický popis systému:</text:p>
                  <text:list>
                    <text:list-item>
                      <text:p text:style-name="P3">sekvenční diagramy, diagramy objektové spolupráce: popis implementace metod služby</text:p>
                    </text:list-item>
                    <text:list-item>
                      <text:p text:style-name="P3">stavové diagramy: např. přechody mezi aktivitami, nahrávání dat, reakce na změnu polohy</text:p>
                    </text:list-item>
                  </text:list>
                </text:list-item>
                <text:list-item>
                  <text:p text:style-name="P4">slu<text:span text:style-name="T1">žba: webová služba speciálně pro aplikaci), popis rozhraní (formálně ve WSDL, jak slovně?)</text:span></text:p>
                </text:list-item>
                <text:list-item>
                  <text:p text:style-name="P3">mobilní klient: wireframe model obrazovek aplikace: u každé obrazovky je popsáno, co se na ní dá dělat a co zobrazuje; jsou popsány přechody mezi obrazovkami</text:p>
                </text:list-item>
                <text:list-item>
                  <text:p text:style-name="P3">konfigurace: co bude konfigurovatelné, kdo poskytuje konfiguraci (soubor VOID, soubor .properties), změny za běhu aplikace</text:p>
                </text:list-item>
              </text:list>
            </text:list-item>
            <text:list-item>
              <text:p text:style-name="P3">implementace:</text:p>
              <text:list>
                <text:list-item>
                  <text:p text:style-name="P3">popisy implementace jednotlivých komponent aplikace: služba, knihovna, mobilní aplikace</text:p>
                </text:list-item>
                <text:list-item>
                  <text:p text:style-name="P3">služba: javová JAX-WS webová služba, vývoj shora (WSDL generováno z kódu)</text:p>
                </text:list-item>
                <text:list-item>
                  <text:p text:style-name="P3">seskupení tříd: packages</text:p>
                  <text:list>
                    <text:list-item>
                      <text:p text:style-name="P3"><text:soft-page-break/>přehled všech packages:</text:p>
                      <text:list>
                        <text:list-item>
                          <text:p text:style-name="P3">vzájemné vztahy packages: použít diagram s asociacemi, které mají popisek vztahu? (TODO přečti si o "package overview") <text:span text:style-name="T2">Popis </text:span>vzájemných<text:span text:style-name="T2"> </text:span>vztahů<text:span text:style-name="T2"> packages je </text:span>často velice stručný, popisuje se formálně hierarchie a různé typy vztahů mezi packages (include, import, merge, uses, ...)</text:p>
                        </text:list-item>
                      </text:list>
                    </text:list-item>
                    <text:list-item>
                      <text:p text:style-name="P3">popis jedné package:</text:p>
                      <text:list>
                        <text:list-item>
                          <text:p text:style-name="P3">jaké služby nabízí, příklad užití tříd package?</text:p>
                        </text:list-item>
                      </text:list>
                    </text:list-item>
                  </text:list>
                </text:list-item>
                <text:list-item>
                  <text:p text:style-name="P3">konfigurace aplikace: jak konkrétně implementováno (properties soubor, VOID, configuration storage Android aplikace)</text:p>
                </text:list-item>
                <text:list-item>
                  <text:p text:style-name="P3">použité knihovny: jak byly použity</text:p>
                </text:list-item>
                <text:list-item>
                  <text:p text:style-name="P3">organizace vývoje: popis projektů pro vývoj lze dát do přílohy jako součást programátorské dokumentace</text:p>
                </text:list-item>
              </text:list>
            </text:list-item>
            <text:list-item>
              <text:p text:style-name="P3">release:</text:p>
              <text:list>
                <text:list-item>
                  <text:p text:style-name="P3">druhy release:</text:p>
                  <text:list>
                    <text:list-item>
                      <text:p text:style-name="P3">pro testování, produkční</text:p>
                    </text:list-item>
                    <text:list-item>
                      <text:p text:style-name="P3">rozdíly v releasech: způsob logování chyb, konfigurace pro test a produkci</text:p>
                    </text:list-item>
                  </text:list>
                </text:list-item>
                <text:list-item>
                  <text:p text:style-name="P3">forma release:</text:p>
                  <text:list>
                    <text:list-item>
                      <text:p text:style-name="P3">služba: WAR pro Tomcat; <text:span text:style-name="T2">popis bal</text:span>íku (konf. soubor, deployment descriptor, skripty, knihovny)</text:p>
                    </text:list-item>
                    <text:list-item>
                      <text:p text:style-name="P3">mobilní aplikace: APK pro Android</text:p>
                    </text:list-item>
                  </text:list>
                </text:list-item>
              </text:list>
            </text:list-item>
            <text:list-item>
              <text:p text:style-name="P3">nasazení:</text:p>
              <text:list>
                <text:list-item>
                  <text:p text:style-name="P3">služba: JAX-WS webová služba jako javovský servlet na servlet containeru Tomcat</text:p>
                </text:list-item>
                <text:list-item>
                  <text:p text:style-name="P3">mobilní aplikace jako aplikace na zařízení Android s přístupem k Internetu a k poloze</text:p>
                </text:list-item>
                <text:list-item>
                  <text:p text:style-name="P3">konfigurace aplikace: popis konkrétního nastavení aplikace (test, production: odkaz na endpoint služby, odkazy na SPARQL endpointy), ukázky konfigurace, ukázky alternativních konfigurací</text:p>
                </text:list-item>
              </text:list>
            </text:list-item>
            <text:list-item>
              <text:p text:style-name="P3">testování:</text:p>
              <text:list>
                <text:list-item>
                  <text:p text:style-name="P3">druhy:</text:p>
                  <text:list>
                    <text:list-item>
                      <text:p text:style-name="P3">uživatelské (někdo se projede s aplikací tramvají)</text:p>
                    </text:list-item>
                    <text:list-item>
                      <text:p text:style-name="P3">vývojářské (unit testy (určitě?); na testovacím zařízení se simulací poloh)</text:p>
                    </text:list-item>
                  </text:list>
                </text:list-item>
                <text:list-item>
                  <text:p text:style-name="P3">testovací zařízení: můj mobil, tátův a Láskův tablet</text:p>
                </text:list-item>
              </text:list>
            </text:list-item>
            <text:list-item>
              <text:p text:style-name="P3">popis hotové aplikace (distribuce: zdrojáky v repozitáři, APK na SlideMe, požadavky aplikace (android.permission.<text:span text:style-name="T2">*</text:span>), odkazy na uživatelskou dokumentaci a stránku aplikace, omezení aplikace, zaznamenávání a hlášení chyb)</text:p>
            </text:list-item>
          </text:list>
        </text:list-item>
        <text:list-item>
          <text:p text:style-name="P3">Zhodnocení:</text:p>
          <text:list>
            <text:list-item>
              <text:p text:style-name="P3">problémy: stará neaktuální data, není zajištěna pravidelná aktualizace (ESSK), nebo je obtížná (shapefile)</text:p>
            </text:list-item>
            <text:list-item>
              <text:p text:style-name="P3">diskuse naplnění požadavků a cílů práce: co se týká aplikace, tam jsou rozdíly v zadání a <text:soft-page-break/>implementaci (není možné vybrat místo, pro které zobrazit ukazatele kriminality, což vyplývá ze změny charakteru aplikace z desktopové na mobilní)</text:p>
            </text:list-item>
            <text:list-item>
              <text:p text:style-name="P3">porovnání s existujícími pracemi (hlavně datasety, aplikace)</text:p>
            </text:list-item>
            <text:list-item>
              <text:p text:style-name="P3">diskuse možných rozšíření (dataset, prostorová data, aplikace)</text:p>
            </text:list-item>
          </text:list>
        </text:list-item>
        <text:list-item>
          <text:p text:style-name="P3">přílohy:</text:p>
          <text:list>
            <text:list-item>
              <text:p text:style-name="P3">ESSK:</text:p>
              <text:list>
                <text:list-item>
                  <text:p text:style-name="P3">popis formulářů: přiložit scany formulářů a okomentovat je (platnost formuláře a číselníků, povinnost položek (hvězdička))</text:p>
                  <text:list>
                    <text:list-item>
                      <text:p text:style-name="P3">vysvětlovat jen nejasné věci (např. nejasné zkratky: č.j.; nejasné pojmy: dílčí útoky): u některých položek je totiž návod na vyplnění (např. způsobené škody, <text:span text:style-name="T2">pr</text:span>ávní kvalifikace)</text:p>
                    </text:list-item>
                  </text:list>
                </text:list-item>
              </text:list>
            </text:list-item>
            <text:list-item>
              <text:p text:style-name="P3">Aplikace: programátorská dokumentace (např. popis struktury projektu pro vývoj v Eclipse), uživatelská dokumentace (nebo linky na web?), deployment (stažení, instalace, konfigurace, update), testování (uživatelské, programátorské)</text:p>
            </text:list-item>
            <text:list-item>
              <text:p text:style-name="P3">Extrakce dat: ukázky ze skriptů (SQL, XSLT, awk; <text:span text:style-name="T2">extrakce dat, deployment dat a aplikace</text:span>), <text:span text:style-name="T2">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2">ver</text:span>zovaná data)</text:p>
            </text:list-item>
          </text:list>
        </text:list-item>
        <text:list-item>
          <text:p text:style-name="P3">Zkratky: RDF, RDFS, ESSK</text:p>
        </text:list-item>
        <text:list-item>
          <text:p text:style-name="P3">Tabulky a obrázky (např. scany formulářů, mapování položek formulářů na sloupce tabulek v předaném MDB)</text:p>
        </text:list-item>
        <text:list-item>
          <text:p text:style-name="P3">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3">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3">Použitá literatura: odkazy na články (Chris Bizer, primer dokumenty ontologií, SPARQL a RDF)</text:p>
        </text:list-item>
      </text:list>
      <text:h text:style-name="Heading_20_1" text:outline-level="1">TODO</text:h>
      <text:list xml:id="list38209288" text:continue-numbering="true" text:style-name="L1">
        <text:list-item>
          <text:p text:style-name="P3">GeoSPARQL a podpora ve Virtuoso <text:s/>(abych nemusel skladovat data o geometrii útvarů a obcí v PostgreSQL, ale přímo ve Virtuoso)</text:p>
        </text:list-item>
        <text:list-item>
          <text:p text:style-name="P3">UML: generování RDFS (uml<text:span text:style-name="T2">2rdf</text:span>) a mapping file <text:span text:style-name="T2">(z </text:span>XMI pomocí XSLT) z UML pomocí tagged values ve vhodném nástroji (Enterprise Architect?)</text:p>
        </text:list-item>
      </text:list>
      <text:h text:style-name="P5" text:outline-level="1"><text:soft-page-break/>Poznámky k textu práce</text:h>
      <text:h text:style-name="P1" text:outline-level="2">Celkově</text:h>
      <text:list xml:id="list38220342" text:continue-numbering="true" text:style-name="L1">
        <text:list-item>
          <text:p text:style-name="P3">zbytečně podrobná: popis existujících prací, popis zdrojů dat o kriminalitě, příliš mnoho křížových odkazů</text:p>
        </text:list-item>
        <text:list-item>
          <text:p text:style-name="P3">úvody kapitol: na začátku kapitoly vymezení, o čem je kapitola bude, <text:span text:style-name="T2">ab</text:span>y se i relativní laik mohl rozhodnout, jestli chce číst kapitolu hlouběji, nebo mu stačí její přehled</text:p>
        </text:list-item>
        <text:list-item>
          <text:p text:style-name="P2"><text:span text:style-name="T1">nedostatečně podrobná:</text:span><text:span text:style-name="T2"> </text:span><text:span text:style-name="T1">např. popis datového modelu a ontologie (málo diagramů a příkladů použití); </text:span><text:span text:style-name="T2">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2">nasa</text:span><text:span text:style-name="T1">zení dat (diagramy mapující datasety do named graphs)</text:span></text:p>
        </text:list-item>
        <text:list-item>
          <text:p text:style-name="P3">členění do (pod)kapitol: příliš členité, příliš krátké (pod)kapitoly a odstavce</text:p>
        </text:list-item>
        <text:list-item>
          <text:p text:style-name="P3">obrázky: málo diagramů (popis extrakce dat, aktualizace dat, publikace dat)</text:p>
        </text:list-item>
        <text:list-item>
          <text:p text:style-name="P3">tabulky: příliš mnoho tabulek</text:p>
        </text:list-item>
        <text:list-item>
          <text:p text:style-name="P3">příliš obecné a abstraktní popisy (účel je zkrátit text, ale ubere se tím na srozumitelnosti)</text:p>
        </text:list-item>
        <text:list-item>
          <text:p text:style-name="P3">dlouhé názvy kapitol</text:p>
        </text:list-item>
        <text:list-item>
          <text:p text:style-name="P3">často opakovaná slova (příslušný(á, é)), fráze: <text:span text:style-name="T2">(</text:span>"jak je popsána v<text:span text:style-name="T2">")</text:span></text:p>
        </text:list-item>
        <text:list-item>
          <text:p text:style-name="P3">krkolomné názvy tabulek a obrázků: např. "Tabulka 16: Atributy útvarů PČR v shapefile pro mapu území útvarů PČR"</text:p>
        </text:list-item>
        <text:list-item>
          <text:p text:style-name="P3">nejasnosti: fráze <text:span text:style-name="T2">("</text:span>prostorové rozšíření<text:span text:style-name="T2">"</text:span>, <text:span text:style-name="T2">"</text:span>prostorová data<text:span text:style-name="T2">")</text:span></text:p>
        </text:list-item>
        <text:list-item>
          <text:p text:style-name="P3">nevhodná slova a fráze: <text:span text:style-name="T2">"</text:span>data o nápadu trestné činnosti<text:span text:style-name="T2">"</text:span> (lepší je <text:span text:style-name="T2">"</text:span>kriminální data<text:span text:style-name="T2">"</text:span>), <text:span text:style-name="T2">"</text:span>zdrojové dokumenty<text:span text:style-name="T2">"</text:span> (stačí <text:span text:style-name="T2">"</text:span>dokumenty<text:span text:style-name="T2">"</text:span>), <text:span text:style-name="T2">"</text:span>členské koncepty<text:span text:style-name="T2">"</text:span></text:p>
        </text:list-item>
        <text:list-item>
          <text:p text:style-name="P3">nekonzistence: pojmenování <text:span text:style-name="T2">("</text:span>sekce<text:span text:style-name="T2">"</text:span> vs <text:span text:style-name="T2">"</text:span>podkapitola<text:span text:style-name="T2">")</text:span></text:p>
        </text:list-item>
        <text:list-item>
          <text:p text:style-name="P4">m<text:span text:style-name="T1">álo pseudokódu (pro popis procesů a algoritmů)</text:span></text:p>
        </text:list-item>
        <text:list-item>
          <text:p text:style-name="P3">málo příkladů (např. entit datového modelu, odkazovaných entit: zákonů, států, obcí)</text:p>
        </text:list-item>
        <text:list-item>
          <text:p text:style-name="P3">málo ukázkových výpisů z konfiguračních (VOID, konfigurace služby a aplikace, mapping file) a jiných souborů (např. VFR)</text:p>
        </text:list-item>
      </text:list>
      <text:h text:style-name="P1" text:outline-level="2">Úvod</text:h>
      <text:list xml:id="list38206920" text:continue-numbering="true" text:style-name="L1">
        <text:list-item>
          <text:p text:style-name="P3">hrubé vymezení cílů práce (vize)</text:p>
        </text:list-item>
      </text:list>
      <text:h text:style-name="P1" text:outline-level="2">Použité technologie</text:h>
      <text:list xml:id="list38209909" text:continue-numbering="true" text:style-name="L1">
        <text:list-item>
          <text:p text:style-name="P3">zkrátit</text:p>
        </text:list-item>
      </text:list>
      <text:h text:style-name="Heading_20_2" text:outline-level="2">Extrakce dat</text:h>
      <text:list xml:id="list38197814" text:continue-numbering="true" text:style-name="L1">
        <text:list-item>
          <text:p text:style-name="P2">používat bash skripty? to není přenositelné (např. na Windows je nutné mít mingw nebo cygwin): nahradit např. Javou?</text:p>
        </text:list-item>
        <text:list-item>
          <text:p text:style-name="P3">pouze extrakce obcí</text:p>
        </text:list-item>
        <text:list-item>
          <text:p text:style-name="P2"><text:soft-page-break/><text:span text:style-name="T1">z </text:span>XML rovnou do RDF, ne s mezikrokem do SQL</text:p>
        </text:list-item>
        <text:list-item>
          <text:p text:style-name="P3">extrakční skripty a další nástroje: odstranit nepotřebné a lépe roztřídit do adresářů</text:p>
        </text:list-item>
      </text:list>
      <text:h text:style-name="P1" text:outline-level="2">Aplikace</text:h>
      <text:list xml:id="list38211540" text:continue-numbering="true" text:style-name="L1">
        <text:list-item>
          <text:p text:style-name="P3">Služba: formální definice ukazatelů do sekce analýzy; chtělo by to napsat v TeXu</text:p>
        </text:list-item>
        <text:list-item>
          <text:p text:style-name="P3">celková architektura: asi nesprávně používány UML elementy (např. CrimeMonitorClient asi nesplňuje definici komponenty)</text:p>
        </text:list-item>
        <text:list-item>
          <text:p text:style-name="P3">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2">popis</text:span>y zanořených packages se neustále odvolávají na celkový popis kořenové package (raději podrobněji popsat sub-package)</text:p>
        </text:list-item>
      </text:list>
      <text:h text:style-name="P5" text:outline-level="1">Poznámky</text:h>
      <text:list xml:id="list38219227" text:continue-numbering="true" text:style-name="L1">
        <text:list-item>
          <text:p text:style-name="P3">LaTeX (užité prvky =&gt; procvičit?):</text:p>
          <text:list>
            <text:list-item>
              <text:p text:style-name="P3">tabulky: formátovaný obsah buněk, slučování řádků, sloupců a buněk, tabulky přes více stránek (opakování záhlaví a zápatí), popisek tabulky, šířka sloupce, zalamování textu</text:p>
            </text:list-item>
            <text:list-item>
              <text:p text:style-name="P3">seznamy, prosté výčty, definice, víceúrovňové</text:p>
            </text:list-item>
            <text:list-item>
              <text:p text:style-name="P3">poznámky pod čarou, křížové a hypertextové odkazy, záložky</text:p>
            </text:list-item>
            <text:list-item>
              <text:p text:style-name="P3">obrázky</text:p>
            </text:list-item>
            <text:list-item>
              <text:p text:style-name="P3">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2H30M37S</meta:editing-duration>
    <meta:editing-cycles>60</meta:editing-cycles>
    <meta:generator>OpenOffice/4.1.1$Win32 OpenOffice.org_project/411m6$Build-9775</meta:generator>
    <dc:date>2015-12-27T18:04:09.80</dc:date>
    <dc:creator>Tomáš Beňák</dc:creator>
    <meta:document-statistic meta:table-count="0" meta:image-count="0" meta:object-count="0" meta:page-count="12" meta:paragraph-count="253" meta:word-count="3910" meta:character-count="26579"/>
    <meta:user-defined meta:name="Info 1"/>
    <meta:user-defined meta:name="Info 2"/>
    <meta:user-defined meta:name="Info 3"/>
    <meta:user-defined meta:name="Info 4"/>
  </office:meta>
</office:document-meta>
</file>